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1000000E1ACAEA436510EFEC9.png" manifest:media-type="image/png"/>
  <manifest:file-entry manifest:full-path="Pictures/10000000000000E1000000E11BDF7780B249541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Script" svg:font-family="'Segoe Script'" style:font-family-generic="script" style:font-pitch="variable"/>
    <style:font-face style:name="Liberation Sans1" svg:font-family="'Liberation Sans'" style:font-family-generic="swiss" style:font-pitch="variable"/>
    <style:font-face style:name="Segoe Script1" svg:font-family="'Segoe Script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fo:min-height="4.02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3.85cm"/>
      <style:paragraph-properties style:writing-mode="lr-tb"/>
    </style:style>
    <style:style style:name="gr3" style:family="graphic" style:parent-style-name="standard">
      <style:graphic-properties svg:stroke-width="0.212cm" svg:stroke-color="#009900" draw:marker-start-width="0.517cm" draw:marker-end-width="0.517cm" draw:fill="none" draw:textarea-horizontal-align="justify" draw:textarea-vertical-align="middle" draw:auto-grow-height="false" fo:min-height="4.245cm" fo:min-width="13.798cm" fo:padding-top="0.23cm" fo:padding-bottom="0.23cm" fo:padding-left="0.355cm" fo:padding-right="0.35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2.05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2.02cm"/>
      <style:paragraph-properties style:writing-mode="lr-tb"/>
    </style:style>
    <style:style style:name="P1" style:family="paragraph">
      <style:text-properties fo:font-size="66pt" style:font-size-asian="66pt" style:font-size-complex="66pt"/>
    </style:style>
    <style:style style:name="P2" style:family="paragraph">
      <loext:graphic-properties draw:fill="none" draw:fill-color="#ffffff"/>
      <style:text-properties fo:color="#009900" loext:opacity="100%" style:font-name="Segoe Script1" fo:font-size="66pt" fo:font-style="italic" fo:text-shadow="none" style:font-size-asian="66pt" style:font-style-asian="italic" style:font-size-complex="66pt" style:font-style-complex="italic"/>
    </style:style>
    <style:style style:name="P3" style:family="paragraph">
      <style:text-properties fo:font-size="54pt" style:font-size-asian="54pt" style:font-size-complex="54pt"/>
    </style:style>
    <style:style style:name="P4" style:family="paragraph">
      <loext:graphic-properties draw:fill="none" draw:fill-color="#ffffff"/>
      <style:text-properties fo:color="#333333" loext:opacity="100%" style:font-name="Verdana" fo:font-size="54pt" fo:font-style="normal" fo:text-shadow="none" style:font-size-asian="54pt" style:font-style-asian="normal" style:font-size-complex="54pt" style:font-style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color="#729fcf" loext:opacity="100%" style:font-name="Segoe Script" fo:font-size="320pt" fo:font-weight="bold" style:font-size-asian="320pt" style:font-weight-asian="bold" style:font-size-complex="320pt" style:font-weight-complex="bold"/>
    </style:style>
    <style:style style:name="P7" style:family="paragraph">
      <loext:graphic-properties draw:fill="none" draw:fill-color="#ffffff"/>
      <style:text-properties fo:color="#729fcf" loext:opacity="100%" style:font-name="Segoe Script" fo:font-size="320pt" fo:font-weight="bold" style:font-size-asian="320pt" style:font-weight-asian="bold" style:font-size-complex="320pt" style:font-weight-complex="bold"/>
    </style:style>
    <style:style style:name="P8" style:family="paragraph">
      <style:text-properties fo:color="#729fcf" loext:opacity="100%" fo:font-size="54pt" fo:font-weight="bold"/>
    </style:style>
    <style:style style:name="P9" style:family="paragraph">
      <loext:graphic-properties draw:fill="none" draw:fill-color="#ffffff"/>
      <style:text-properties fo:color="#729fcf" loext:opacity="100%" style:font-name="Segoe Script" fo:font-size="54pt" fo:font-weight="bold" style:font-size-asian="60pt" style:font-size-complex="60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style:font-name="Verdana" fo:font-size="48pt" fo:font-style="italic" style:font-size-asian="48pt" style:font-style-asian="italic" style:font-size-complex="48pt" style:font-style-complex="italic"/>
    </style:style>
    <style:style style:name="T1" style:family="text">
      <style:text-properties fo:color="#009900" loext:opacity="100%" style:font-name="Segoe Script1" fo:font-size="66pt" fo:font-style="italic" fo:text-shadow="none" style:font-size-asian="66pt" style:font-style-asian="italic" style:font-size-complex="66pt" style:font-style-complex="italic"/>
    </style:style>
    <style:style style:name="T2" style:family="text">
      <style:text-properties fo:color="#333333" loext:opacity="100%" style:font-name="Verdana" fo:font-size="54pt" fo:font-style="normal" fo:text-shadow="none" style:font-size-asian="54pt" style:font-style-asian="normal" style:font-size-complex="54pt" style:font-style-complex="normal"/>
    </style:style>
    <style:style style:name="T3" style:family="text">
      <style:text-properties fo:color="#729fcf" loext:opacity="100%" style:font-name="Segoe Script" fo:font-size="320pt" fo:font-weight="bold" style:font-size-asian="320pt" style:font-weight-asian="bold" style:font-size-complex="320pt" style:font-weight-complex="bold"/>
    </style:style>
    <style:style style:name="T4" style:family="text">
      <style:text-properties style:font-name="Segoe Script" style:font-size-asian="60pt" style:font-size-complex="60pt"/>
    </style:style>
    <style:style style:name="T5" style:family="text">
      <style:text-properties style:font-name="Verdana" fo:font-size="48pt" fo:font-style="italic" style:font-size-asian="48pt" style:font-style-asian="italic" style:font-size-complex="4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2" draw:layer="layout" svg:width="8.8cm" svg:height="4.273cm" svg:x="0.204cm" svg:y="0.42cm">
          <draw:text-box>
            <text:p text:style-name="P1"><text:span text:style-name="T1">Green</text:span></text:p>
          </draw:text-box>
        </draw:frame>
        <draw:frame draw:style-name="gr2" draw:text-style-name="P4" draw:layer="layout" svg:width="5.2cm" svg:height="4.1cm" svg:x="7.604cm" svg:y="0.409cm">
          <draw:text-box>
            <text:p text:style-name="P3"><text:span text:style-name="T2">BMS</text:span></text:p>
          </draw:text-box>
        </draw:frame>
        <draw:custom-shape draw:style-name="gr3" draw:text-style-name="P5" draw:layer="layout" svg:width="14.298cm" svg:height="4.495cm" svg:x="0.404cm" svg:y="0.309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8.798cm" svg:height="18.133cm" draw:transform="skewX (-4.37111017829661E-017) rotate (0.268955237732326) translate (18.529cm 1.256cm)">
          <draw:text-box>
            <text:p text:style-name="P6"><text:span text:style-name="T3">air</text:span></text:p>
          </draw:text-box>
        </draw:frame>
        <draw:frame draw:style-name="gr4" draw:text-style-name="P7" draw:layer="layout" svg:width="18.798cm" svg:height="18.133cm" draw:transform="skewX (-4.37111017829661E-017) rotate (0.268955237732326) translate (18.529cm 1.256cm)">
          <draw:text-box>
            <text:p text:style-name="P6"><text:span text:style-name="T3">air</text:span></text:p>
          </draw:text-box>
        </draw:frame>
        <draw:frame draw:style-name="gr4" draw:text-style-name="P9" draw:layer="layout" svg:width="3.592cm" svg:height="3.269cm" draw:transform="rotate (0.225147473507268) translate (10.873cm 2.411cm)">
          <draw:text-box>
            <text:p text:style-name="P8"><text:span text:style-name="T4">air</text:span></text:p>
          </draw:text-box>
        </draw:frame>
      </draw:page>
      <draw:page draw:name="page2" draw:style-name="dp1" draw:master-page-name="Predefinito">
        <draw:frame draw:style-name="gr5" draw:text-style-name="P5" draw:layer="layout" svg:width="3.4cm" svg:height="3.4cm" svg:x="0.504cm" svg:y="0.809cm">
          <draw:image xlink:href="Pictures/10000000000000E1000000E1ACAEA436510EFEC9.png" xlink:type="simple" xlink:show="embed" xlink:actuate="onLoad" draw:mime-type="image/png">
            <text:p/>
          </draw:image>
        </draw:frame>
        <draw:frame draw:style-name="gr6" draw:text-style-name="P11" draw:layer="layout" svg:width="10.4cm" svg:height="2.309cm" svg:x="4.204cm" svg:y="1.4cm">
          <draw:text-box>
            <text:p text:style-name="P10"><text:span text:style-name="T5">connected</text:span></text:p>
          </draw:text-box>
        </draw:frame>
      </draw:page>
      <draw:page draw:name="page3" draw:style-name="dp1" draw:master-page-name="Predefinito">
        <draw:frame draw:style-name="gr7" draw:text-style-name="P11" draw:layer="layout" svg:width="10.4cm" svg:height="2.309cm" svg:x="0.404cm" svg:y="1.4cm">
          <draw:text-box>
            <text:p text:style-name="P10"><text:span text:style-name="T5">connected</text:span></text:p>
          </draw:text-box>
        </draw:frame>
        <draw:frame draw:style-name="gr5" draw:text-style-name="P5" draw:layer="layout" svg:width="3.327cm" svg:height="3.327cm" svg:x="10.877cm" svg:y="0.882cm">
          <draw:image xlink:href="Pictures/10000000000000E1000000E11BDF7780B249541E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Script" svg:font-family="'Segoe Script'" style:font-family-generic="script" style:font-pitch="variable"/>
    <style:font-face style:name="Liberation Sans1" svg:font-family="'Liberation Sans'" style:font-family-generic="swiss" style:font-pitch="variable"/>
    <style:font-face style:name="Segoe Script1" svg:font-family="'Segoe Script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09cm" fo:margin-bottom="0.196cm" fo:margin-left="0.404cm" fo:margin-right="0.298cm" fo:page-width="15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2-22T07:51:02.487000000</meta:creation-date>
    <dc:date>2021-10-31T19:09:33.555000000</dc:date>
    <meta:editing-duration>PT25M3S</meta:editing-duration>
    <meta:editing-cycles>5</meta:editing-cycles>
    <meta:generator>LibreOffice/7.1.0.3$Windows_X86_64 LibreOffice_project/f6099ecf3d29644b5008cc8f48f42f4a40986e4c</meta:generator>
    <meta:document-statistic meta:object-count="10"/>
  </office:meta>
</office:document-meta>
</file>